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ccff99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ccff99" draw:textarea-vertical-align="middle"/>
    </style:style>
    <style:style style:name="gr5" style:family="graphic" style:parent-style-name="standard">
      <style:graphic-properties draw:fill-color="#ffffff" draw:textarea-vertical-align="top"/>
    </style:style>
    <style:style style:name="gr6" style:family="graphic" style:parent-style-name="standard">
      <style:graphic-properties draw:fill-color="#cfe7f5" draw:textarea-vertical-align="middle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style-name="Italic" style:font-family-generic="swiss" style:font-pitch="variable" fo:font-size="16pt" style:font-size-asian="14pt" style:font-size-complex="14pt"/>
    </style:style>
    <style:style style:name="P3" style:family="paragraph">
      <style:paragraph-properties fo:text-align="center"/>
      <style:text-properties fo:font-family="Calibri" style:font-style-name="Italic" style:font-family-generic="swiss" style:font-pitch="variable" fo:font-size="16pt"/>
    </style:style>
    <style:style style:name="P4" style:family="paragraph">
      <style:paragraph-properties fo:text-align="center"/>
      <style:text-properties fo:font-family="Calibri" style:font-style-name="Italic" style:font-family-generic="swiss" style:font-pitch="variable" fo:font-size="16pt" fo:font-weight="bold" style:font-size-asian="14pt" style:font-weight-asian="bold" style:font-size-complex="14pt" style:font-weight-complex="bold"/>
    </style:style>
    <style:style style:name="T1" style:family="text">
      <style:text-properties fo:font-family="Calibri" style:font-style-name="Italic" style:font-family-generic="swiss" style:font-pitch="variable" fo:font-size="16pt" style:font-size-asian="14pt" style:font-size-complex="14pt"/>
    </style:style>
    <style:style style:name="T2" style:family="text">
      <style:text-properties fo:font-family="Calibri" style:font-style-name="Italic" style:font-family-generic="swiss" style:font-pitch="variable" fo:font-size="16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81cm" svg:height="1.27cm" svg:x="1cm" svg:y="1cm">
          <text:p text:style-name="P1"><text:span text:style-name="T1">Home</text:span></text:p>
        </draw:rect>
        <draw:rect draw:style-name="gr1" draw:text-style-name="P2" xml:id="id11" draw:id="id11" draw:layer="layout" svg:width="3.81cm" svg:height="1.27cm" svg:x="3.54cm" svg:y="3.54cm">
          <text:p text:style-name="P1"><text:span text:style-name="T1">Events</text:span></text:p>
        </draw:rect>
        <draw:rect draw:style-name="gr2" draw:text-style-name="P2" xml:id="id10" draw:id="id10" draw:layer="layout" svg:width="3.81cm" svg:height="1.27cm" svg:x="3.54cm" svg:y="5.966cm">
          <text:p text:style-name="P1"><text:span text:style-name="T1">Groups</text:span></text:p>
        </draw:rect>
        <draw:rect draw:style-name="gr2" draw:text-style-name="P2" xml:id="id9" draw:id="id9" draw:layer="layout" svg:width="3.81cm" svg:height="1.27cm" svg:x="3.54cm" svg:y="8.392cm">
          <text:p text:style-name="P1"><text:span text:style-name="T1">People</text:span></text:p>
        </draw:rect>
        <draw:rect draw:style-name="gr2" draw:text-style-name="P2" xml:id="id8" draw:id="id8" draw:layer="layout" svg:width="3.81cm" svg:height="1.27cm" svg:x="3.54cm" svg:y="10.817cm">
          <text:p text:style-name="P1"><text:span text:style-name="T1">Rooms</text:span></text:p>
        </draw:rect>
        <draw:rect draw:style-name="gr1" draw:text-style-name="P2" xml:id="id7" draw:id="id7" draw:layer="layout" svg:width="3.81cm" svg:height="1.27cm" svg:x="3.54cm" svg:y="13.243cm">
          <text:p text:style-name="P1"><text:span text:style-name="T1">Courses</text:span></text:p>
        </draw:rect>
        <draw:rect draw:style-name="gr2" draw:text-style-name="P2" xml:id="id6" draw:id="id6" draw:layer="layout" svg:width="3.81cm" svg:height="1.27cm" svg:x="3.54cm" svg:y="15.669cm">
          <text:p text:style-name="P1"><text:span text:style-name="T1">Books</text:span></text:p>
        </draw:rect>
        <draw:rect draw:style-name="gr1" draw:text-style-name="P2" xml:id="id5" draw:id="id5" draw:layer="layout" svg:width="3.81cm" svg:height="1.27cm" svg:x="3.54cm" svg:y="18.095cm">
          <text:p text:style-name="P1"><text:span text:style-name="T1">About</text:span></text:p>
        </draw:rect>
        <draw:rect draw:style-name="gr1" draw:text-style-name="P2" xml:id="id4" draw:id="id4" draw:layer="layout" svg:width="3.81cm" svg:height="1.27cm" svg:x="3.54cm" svg:y="20.52cm">
          <text:p text:style-name="P1"><text:span text:style-name="T1">Contact</text:span></text:p>
        </draw:rect>
        <draw:rect draw:style-name="gr1" draw:text-style-name="P2" xml:id="id3" draw:id="id3" draw:layer="layout" svg:width="3.81cm" svg:height="1.27cm" svg:x="3.54cm" svg:y="22.946cm">
          <text:p text:style-name="P1"><text:span text:style-name="T1">Register</text:span></text:p>
        </draw:rect>
        <draw:rect draw:style-name="gr2" draw:text-style-name="P2" xml:id="id2" draw:id="id2" draw:layer="layout" svg:width="3.81cm" svg:height="1.27cm" svg:x="3.54cm" svg:y="25.37cm">
          <text:p text:style-name="P1"><text:span text:style-name="T1">Cart</text:span></text:p>
        </draw:rect>
        <draw:connector draw:style-name="gr3" draw:text-style-name="P3" draw:layer="layout" svg:x1="2.905cm" svg:y1="2.27cm" svg:x2="3.54cm" svg:y2="26.005cm" draw:start-shape="id1" draw:start-glue-point="2" draw:end-shape="id2" draw:end-glue-point="3" svg:d="M2905 2270v23735h635">
          <text:p/>
        </draw:connector>
        <draw:connector draw:style-name="gr3" draw:text-style-name="P3" draw:layer="layout" svg:x1="2.905cm" svg:y1="2.27cm" svg:x2="3.54cm" svg:y2="23.581cm" draw:start-shape="id1" draw:start-glue-point="2" draw:end-shape="id3" draw:end-glue-point="3" svg:d="M2905 2270v21311h635">
          <text:p/>
        </draw:connector>
        <draw:connector draw:style-name="gr3" draw:text-style-name="P3" draw:layer="layout" svg:x1="2.905cm" svg:y1="2.27cm" svg:x2="3.54cm" svg:y2="21.155cm" draw:start-shape="id1" draw:start-glue-point="2" draw:end-shape="id4" draw:end-glue-point="3" svg:d="M2905 2270v18885h635">
          <text:p/>
        </draw:connector>
        <draw:connector draw:style-name="gr3" draw:text-style-name="P3" draw:layer="layout" svg:x1="2.905cm" svg:y1="2.27cm" svg:x2="3.54cm" svg:y2="18.73cm" draw:start-shape="id1" draw:start-glue-point="2" draw:end-shape="id5" draw:end-glue-point="3" svg:d="M2905 2270v16460h635">
          <text:p/>
        </draw:connector>
        <draw:connector draw:style-name="gr3" draw:text-style-name="P3" draw:layer="layout" svg:x1="2.905cm" svg:y1="2.27cm" svg:x2="3.54cm" svg:y2="16.304cm" draw:start-shape="id1" draw:start-glue-point="2" draw:end-shape="id6" draw:end-glue-point="3" svg:d="M2905 2270v14034h635">
          <text:p/>
        </draw:connector>
        <draw:connector draw:style-name="gr3" draw:text-style-name="P3" draw:layer="layout" svg:x1="2.905cm" svg:y1="2.27cm" svg:x2="3.54cm" svg:y2="13.878cm" draw:start-shape="id1" draw:start-glue-point="2" draw:end-shape="id7" draw:end-glue-point="3" svg:d="M2905 2270v11608h635">
          <text:p/>
        </draw:connector>
        <draw:connector draw:style-name="gr3" draw:text-style-name="P3" draw:layer="layout" svg:x1="2.905cm" svg:y1="2.27cm" svg:x2="3.54cm" svg:y2="11.452cm" draw:start-shape="id1" draw:start-glue-point="2" draw:end-shape="id8" draw:end-glue-point="3" svg:d="M2905 2270v9182h635">
          <text:p/>
        </draw:connector>
        <draw:connector draw:style-name="gr3" draw:text-style-name="P3" draw:layer="layout" svg:x1="2.905cm" svg:y1="2.27cm" svg:x2="3.54cm" svg:y2="9.027cm" draw:start-shape="id1" draw:start-glue-point="2" draw:end-shape="id9" draw:end-glue-point="3" svg:d="M2905 2270v6757h635">
          <text:p/>
        </draw:connector>
        <draw:connector draw:style-name="gr3" draw:text-style-name="P3" draw:layer="layout" svg:x1="2.905cm" svg:y1="2.27cm" svg:x2="3.54cm" svg:y2="6.601cm" draw:start-shape="id1" draw:start-glue-point="2" draw:end-shape="id10" draw:end-glue-point="3" svg:d="M2905 2270v4331h635">
          <text:p/>
        </draw:connector>
        <draw:connector draw:style-name="gr3" draw:text-style-name="P3" draw:layer="layout" svg:x1="2.905cm" svg:y1="2.27cm" svg:x2="3.54cm" svg:y2="4.175cm" draw:start-shape="id1" draw:start-glue-point="2" draw:end-shape="id11" draw:end-glue-point="3" svg:d="M2905 2270v1905h635">
          <text:p/>
        </draw:connector>
        <draw:g xml:id="id12" draw:id="id12">
          <draw:rect draw:style-name="gr2" draw:text-style-name="P2" draw:layer="layout" svg:width="3.81cm" svg:height="1.27cm" svg:x="8.62cm" svg:y="3.703cm">
            <text:p text:style-name="P1"><text:span text:style-name="T1">Event</text:span></text:p>
          </draw:rect>
          <draw:rect draw:style-name="gr2" draw:text-style-name="P2" draw:layer="layout" svg:width="3.81cm" svg:height="1.27cm" svg:x="8.32cm" svg:y="3.403cm">
            <text:p text:style-name="P1"><text:span text:style-name="T1">Event*</text:span></text:p>
          </draw:rect>
        </draw:g>
        <draw:rect draw:style-name="gr2" draw:text-style-name="P2" xml:id="id18" draw:id="id18" draw:layer="layout" svg:width="3.81cm" svg:height="1.27cm" svg:x="8.32cm" svg:y="25.37cm">
          <text:p text:style-name="P1"><text:span text:style-name="T1">Order</text:span></text:p>
        </draw:rect>
        <draw:g xml:id="id17" draw:id="id17">
          <draw:rect draw:style-name="gr2" draw:text-style-name="P2" draw:layer="layout" svg:width="3.81cm" svg:height="1.27cm" svg:x="8.62cm" svg:y="15.821cm">
            <text:p text:style-name="P1"><text:span text:style-name="T1">Event</text:span></text:p>
          </draw:rect>
          <draw:rect draw:style-name="gr2" draw:text-style-name="P2" draw:layer="layout" svg:width="3.81cm" svg:height="1.27cm" svg:x="8.32cm" svg:y="15.521cm">
            <text:p text:style-name="P1"><text:span text:style-name="T1">Book</text:span></text:p>
          </draw:rect>
        </draw:g>
        <draw:g xml:id="id16" draw:id="id16">
          <draw:rect draw:style-name="gr2" draw:text-style-name="P2" draw:layer="layout" svg:width="3.81cm" svg:height="1.27cm" svg:x="8.62cm" svg:y="13.395cm">
            <text:p text:style-name="P1"><text:span text:style-name="T1">Event</text:span></text:p>
          </draw:rect>
          <draw:rect draw:style-name="gr2" draw:text-style-name="P2" draw:layer="layout" svg:width="3.81cm" svg:height="1.27cm" svg:x="8.32cm" svg:y="13.095cm">
            <text:p text:style-name="P1"><text:span text:style-name="T1">Course</text:span></text:p>
          </draw:rect>
        </draw:g>
        <draw:g xml:id="id15" draw:id="id15">
          <draw:rect draw:style-name="gr2" draw:text-style-name="P2" draw:layer="layout" svg:width="3.81cm" svg:height="1.27cm" svg:x="8.62cm" svg:y="10.969cm">
            <text:p text:style-name="P1"><text:span text:style-name="T1">Event</text:span></text:p>
          </draw:rect>
          <draw:rect draw:style-name="gr2" draw:text-style-name="P2" draw:layer="layout" svg:width="3.81cm" svg:height="1.27cm" svg:x="8.32cm" svg:y="10.669cm">
            <text:p text:style-name="P1"><text:span text:style-name="T1">Room</text:span></text:p>
          </draw:rect>
        </draw:g>
        <draw:g xml:id="id14" draw:id="id14">
          <draw:rect draw:style-name="gr2" draw:text-style-name="P2" draw:layer="layout" svg:width="3.81cm" svg:height="1.27cm" svg:x="8.62cm" svg:y="8.544cm">
            <text:p text:style-name="P1"><text:span text:style-name="T1">Event</text:span></text:p>
          </draw:rect>
          <draw:rect draw:style-name="gr2" draw:text-style-name="P2" draw:layer="layout" svg:width="3.81cm" svg:height="1.27cm" svg:x="8.32cm" svg:y="8.244cm">
            <text:p text:style-name="P1"><text:span text:style-name="T1">Person*</text:span></text:p>
          </draw:rect>
        </draw:g>
        <draw:g xml:id="id13" draw:id="id13">
          <draw:rect draw:style-name="gr2" draw:text-style-name="P2" draw:layer="layout" svg:width="3.81cm" svg:height="1.27cm" svg:x="8.62cm" svg:y="6.118cm">
            <text:p text:style-name="P1"><text:span text:style-name="T1">Event</text:span></text:p>
          </draw:rect>
          <draw:rect draw:style-name="gr2" draw:text-style-name="P2" draw:layer="layout" svg:width="3.81cm" svg:height="1.27cm" svg:x="8.32cm" svg:y="5.818cm">
            <text:p text:style-name="P1"><text:span text:style-name="T1">Group</text:span></text:p>
          </draw:rect>
        </draw:g>
        <draw:connector draw:style-name="gr3" draw:text-style-name="P3" draw:layer="layout" svg:x1="8.32cm" svg:y1="4.188cm" svg:x2="7.35cm" svg:y2="4.175cm" draw:start-shape="id12" draw:start-glue-point="3" draw:end-shape="id11" draw:end-glue-point="1" svg:d="M8320 4188h-485v-13h-485">
          <text:p/>
        </draw:connector>
        <draw:connector draw:style-name="gr4" draw:text-style-name="P3" draw:layer="layout" svg:x1="7.35cm" svg:y1="6.601cm" svg:x2="8.32cm" svg:y2="6.603cm" draw:start-shape="id10" draw:start-glue-point="1" draw:end-shape="id13" draw:end-glue-point="3" svg:d="M7350 6601h485v2h485">
          <text:p/>
        </draw:connector>
        <draw:connector draw:style-name="gr4" draw:text-style-name="P3" draw:layer="layout" svg:x1="7.35cm" svg:y1="9.027cm" svg:x2="8.32cm" svg:y2="9.029cm" draw:start-shape="id9" draw:start-glue-point="1" draw:end-shape="id14" draw:end-glue-point="3" svg:d="M7350 9027h485v2h485">
          <text:p/>
        </draw:connector>
        <draw:connector draw:style-name="gr4" draw:text-style-name="P3" draw:layer="layout" svg:x1="7.35cm" svg:y1="11.452cm" svg:x2="8.32cm" svg:y2="11.454cm" draw:start-shape="id8" draw:start-glue-point="1" draw:end-shape="id15" draw:end-glue-point="3" svg:d="M7350 11452h485v2h485">
          <text:p/>
        </draw:connector>
        <draw:connector draw:style-name="gr3" draw:text-style-name="P3" draw:layer="layout" svg:x1="7.35cm" svg:y1="13.878cm" svg:x2="8.32cm" svg:y2="13.88cm" draw:start-shape="id7" draw:start-glue-point="1" draw:end-shape="id16" draw:end-glue-point="3" svg:d="M7350 13878h485v2h485">
          <text:p/>
        </draw:connector>
        <draw:connector draw:style-name="gr4" draw:text-style-name="P3" draw:layer="layout" svg:x1="7.35cm" svg:y1="16.304cm" svg:x2="8.32cm" svg:y2="16.306cm" draw:start-shape="id6" draw:start-glue-point="1" draw:end-shape="id17" draw:end-glue-point="3" svg:d="M7350 16304h485v2h485">
          <text:p/>
        </draw:connector>
        <draw:connector draw:style-name="gr4" draw:text-style-name="P3" draw:layer="layout" svg:x1="7.35cm" svg:y1="26.005cm" svg:x2="8.32cm" svg:y2="26.005cm" draw:start-shape="id2" draw:start-glue-point="1" draw:end-shape="id18" draw:end-glue-point="3" svg:d="M7350 26005h970">
          <text:p/>
        </draw:connector>
        <draw:rect draw:style-name="gr5" draw:text-style-name="P4" draw:layer="layout" svg:width="6.696cm" svg:height="9.11cm" svg:x="13.827cm" svg:y="17.83cm">
          <text:p text:style-name="P1"><text:span text:style-name="T2">Legend</text:span></text:p>
        </draw:rect>
        <draw:rect draw:style-name="gr2" draw:text-style-name="P2" draw:layer="layout" svg:width="5.08cm" svg:height="1.905cm" svg:x="14.716cm" svg:y="18.812cm">
          <text:p text:style-name="P1"><text:span text:style-name="T1">Section accessible </text:span></text:p>
          <text:p text:style-name="P1"><text:span text:style-name="T1">for authorized </text:span></text:p>
          <text:p text:style-name="P1"><text:span text:style-name="T1">users only</text:span></text:p>
        </draw:rect>
        <draw:rect draw:style-name="gr6" draw:text-style-name="P2" draw:layer="layout" svg:width="5.08cm" svg:height="1.905cm" svg:x="14.716cm" svg:y="21.352cm">
          <text:p text:style-name="P1"><text:span text:style-name="T1">Section </text:span></text:p>
          <text:p text:style-name="P1"><text:span text:style-name="T1">accessible </text:span></text:p>
          <text:p text:style-name="P1"><text:span text:style-name="T1">for everyone</text:span></text:p>
        </draw:rect>
        <draw:rect draw:style-name="gr7" draw:text-style-name="P2" draw:layer="layout" svg:width="5.08cm" svg:height="2.54cm" svg:x="14.716cm" svg:y="23.892cm">
          <text:p text:style-name="P1"><text:span text:style-name="T1">* - sections accessible</text:span></text:p>
          <text:p text:style-name="P1"><text:span text:style-name="T1">for regular authorized </text:span></text:p>
          <text:p text:style-name="P1"><text:span text:style-name="T1">user with restrictions </text:span></text:p>
          <text:p text:style-name="P1"><text:span text:style-name="T1">applied </text:span></text:p>
        </draw:rect>
        <draw:rect draw:style-name="gr1" draw:text-style-name="P2" xml:id="id20" draw:id="id20" draw:layer="layout" svg:width="3.175cm" svg:height="1.27cm" svg:x="13.63cm" svg:y="2.189cm">
          <text:p text:style-name="P1"><text:span text:style-name="T1">Sing-in</text:span></text:p>
        </draw:rect>
        <draw:rect draw:style-name="gr2" draw:text-style-name="P2" xml:id="id19" draw:id="id19" draw:layer="layout" svg:width="3.175cm" svg:height="1.27cm" svg:x="17.448cm" svg:y="2.189cm">
          <text:p text:style-name="P1"><text:span text:style-name="T1">Search</text:span></text:p>
        </draw:rect>
        <draw:connector draw:style-name="gr3" draw:text-style-name="P1" draw:layer="layout" svg:x1="4.81cm" svg:y1="1.635cm" svg:x2="19.035cm" svg:y2="2.189cm" draw:start-shape="id1" draw:start-glue-point="1" draw:end-shape="id19" draw:end-glue-point="0" svg:d="M4810 1635h14225v554">
          <text:p/>
        </draw:connector>
        <draw:connector draw:style-name="gr3" draw:text-style-name="P1" draw:layer="layout" svg:x1="4.81cm" svg:y1="1.635cm" svg:x2="15.217cm" svg:y2="2.189cm" draw:start-shape="id1" draw:start-glue-point="1" draw:end-shape="id20" draw:end-glue-point="0" svg:d="M4810 1635h10407v5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ksandr Vorovskyi</meta:initial-creator>
    <meta:creation-date>2018-09-06T11:07:39.23</meta:creation-date>
    <dc:date>2018-09-06T14:40:37.42</dc:date>
    <dc:creator>Oleksandr Vorovskyi</dc:creator>
    <meta:editing-duration>PT31M53S</meta:editing-duration>
    <meta:editing-cycles>3</meta:editing-cycles>
    <meta:generator>OpenOffice/4.1.5$Win32 OpenOffice.org_project/415m1$Build-9789</meta:generator>
    <meta:document-statistic meta:object-count="55"/>
  </office:meta>
</office:document-meta>
</file>